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Footer">
      <style:text-properties officeooo:paragraph-rsid="010f7046"/>
    </style:style>
    <style:style style:name="P85" style:family="paragraph" style:parent-style-name="Footer">
      <style:text-properties officeooo:paragraph-rsid="01120261"/>
    </style:style>
    <style:style style:name="P86" style:family="paragraph" style:parent-style-name="Footer">
      <style:text-properties officeooo:paragraph-rsid="008d016c"/>
    </style:style>
    <style:style style:name="P87" style:family="paragraph" style:parent-style-name="Header">
      <style:paragraph-properties fo:margin-left="0cm" fo:margin-right="0cm" fo:text-indent="0cm" style:auto-text-indent="false"/>
    </style:style>
    <style:style style:name="P88" style:family="paragraph" style:parent-style-name="_5f_Header_20_N_20_page_20_impaire_20__28_D_29_">
      <style:text-properties officeooo:rsid="027aa87d" officeooo:paragraph-rsid="027aa87d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Footer">
      <style:text-properties officeooo:rsid="0242edd8" officeooo:paragraph-rsid="0242edd8"/>
    </style:style>
    <style:style style:name="P91" style:family="paragraph" style:parent-style-name="Footer">
      <style:text-properties officeooo:paragraph-rsid="00a59a60"/>
    </style:style>
    <style:style style:name="P92" style:family="paragraph" style:parent-style-name="Footer">
      <style:text-properties officeooo:paragraph-rsid="004274bc"/>
    </style:style>
    <style:style style:name="P93" style:family="paragraph" style:parent-style-name="Footer">
      <style:text-properties officeooo:paragraph-rsid="00d8520c"/>
    </style:style>
    <style:style style:name="P94" style:family="paragraph" style:parent-style-name="Footer">
      <style:text-properties officeooo:paragraph-rsid="002aa84d"/>
    </style:style>
    <style:style style:name="P95" style:family="paragraph" style:parent-style-name="_5f_Header_20_G_20_page_20_impaire_20__28_D_29_">
      <style:text-properties officeooo:paragraph-rsid="00c87b35"/>
    </style:style>
    <style:style style:name="P96" style:family="paragraph" style:parent-style-name="Footer">
      <style:text-properties officeooo:rsid="001f8a2d" officeooo:paragraph-rsid="00bd36bc"/>
    </style:style>
    <style:style style:name="P97" style:family="paragraph" style:parent-style-name="Footer">
      <style:text-properties officeooo:rsid="001f8a2d" officeooo:paragraph-rsid="002b33ed"/>
    </style:style>
    <style:style style:name="P98" style:family="paragraph" style:parent-style-name="Footer">
      <style:text-properties officeooo:rsid="011350d1" officeooo:paragraph-rsid="011350d1"/>
    </style:style>
    <style:style style:name="P99" style:family="paragraph" style:parent-style-name="Footer">
      <style:text-properties officeooo:rsid="0096b4e2" officeooo:paragraph-rsid="0096b4e2"/>
    </style:style>
    <style:style style:name="P100" style:family="paragraph" style:parent-style-name="Footer">
      <style:text-properties officeooo:paragraph-rsid="0096b4e2"/>
    </style:style>
    <style:style style:name="P101" style:family="paragraph" style:parent-style-name="Footer">
      <style:text-properties officeooo:paragraph-rsid="02a682f9"/>
    </style:style>
    <style:style style:name="P102" style:family="paragraph" style:parent-style-name="_5f_Paragraphe_5f_Correction">
      <style:text-properties officeooo:paragraph-rsid="0211b516"/>
    </style:style>
    <style:style style:name="P103" style:family="paragraph" style:parent-style-name="_5f_Paragraphe_5f_Correction">
      <style:text-properties officeooo:paragraph-rsid="0212cfcc"/>
    </style:style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paragraph-properties fo:text-align="start" style:justify-single-word="false"/>
    </style:style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Paragraphe_5f_Correction">
      <style:text-properties officeooo:paragraph-rsid="0213e16d"/>
    </style:style>
    <style:style style:name="P111" style:family="paragraph" style:parent-style-name="_5f_Paragraphe_5f_Réponse_5f_Elève" style:list-style-name="_5f_Numérotation_20_des_20_exercices"/>
    <style:style style:name="P11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Premier_5f_Titre_5f_Exercices_5f_avec_5f_Num_5f_Exo_5f_sans_5f_Titre" style:list-style-name="_5f_Numérotation_20_des_20_exercices" style:master-page-name="_32__5f_4_5f_SERIE_5f_M_5f_GAUCHE_5f_ET_5f_DROITE_5f_2COL">
      <style:paragraph-properties style:page-number="auto"/>
    </style:style>
    <style:style style:name="P115" style:family="paragraph" style:parent-style-name="_5f_Titre_5f_Exercices_5f_sans_5f_Titre" style:list-style-name="_5f_Numérotation_20_des_20_exercices"/>
    <style:style style:name="P116" style:family="paragraph">
      <style:paragraph-properties fo:margin-left="0cm" fo:margin-right="0cm" fo:margin-top="0cm" fo:margin-bottom="0cm" fo:line-height="100%" fo:text-indent="0cm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11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text-align="center"/>
    </style:style>
    <style:style style:name="P122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23" style:family="paragraph">
      <loext:graphic-properties draw:fill-color="#2a6099"/>
      <style:paragraph-properties fo:text-align="center"/>
    </style:style>
    <style:style style:name="P124" style:family="paragraph">
      <loext:graphic-properties draw:fill="solid" draw:fill-color="#7fb241"/>
    </style:style>
    <style:style style:name="P125" style:family="paragraph">
      <loext:graphic-properties draw:fill="solid" draw:fill-color="#ecf19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indent="0cm" style:writing-mode="lr-tb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Bitstream Vera Sans6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6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7fb24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e9ad5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Bitstream Vera Sans6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8pt" style:language-asian="fr" style:country-asian="FR" style:font-style-asian="normal" style:font-weight-asian="normal" style:font-name-complex="Tahoma1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d7e12c"/>
    </style:style>
    <style:style style:name="P144" style:family="paragraph">
      <loext:graphic-properties draw:fill="solid" draw:fill-color="#1ca2b8"/>
    </style:style>
    <style:style style:name="P1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6" fo:font-weight="bold" officeooo:rsid="0246ec76"/>
    </style:style>
    <style:style style:name="T6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style:text-position="0% 100%" officeooo:rsid="020cb05a"/>
    </style:style>
    <style:style style:name="T154" style:family="text">
      <style:text-properties style:text-position="0% 100%" officeooo:rsid="020e297e"/>
    </style:style>
    <style:style style:name="T155" style:family="text">
      <style:text-properties style:text-position="0% 100%" officeooo:rsid="02100816"/>
    </style:style>
    <style:style style:name="T156" style:family="text">
      <style:text-properties style:text-position="0% 100%" officeooo:rsid="0211b516"/>
    </style:style>
    <style:style style:name="T157" style:family="text">
      <style:text-properties style:text-position="0% 100%" officeooo:rsid="0212cfcc"/>
    </style:style>
    <style:style style:name="T158" style:family="text">
      <style:text-properties officeooo:rsid="0160d7ef"/>
    </style:style>
    <style:style style:name="T159" style:family="text">
      <style:text-properties officeooo:rsid="0072f07f"/>
    </style:style>
    <style:style style:name="T160" style:family="text">
      <style:text-properties officeooo:rsid="0268e0aa"/>
    </style:style>
    <style:style style:name="T161" style:family="text">
      <style:text-properties officeooo:rsid="026ec296"/>
    </style:style>
    <style:style style:name="T162" style:family="text">
      <style:text-properties officeooo:rsid="0272f9e5"/>
    </style:style>
    <style:style style:name="T163" style:family="text">
      <style:text-properties officeooo:rsid="02757f12"/>
    </style:style>
    <style:style style:name="T164" style:family="text">
      <style:text-properties officeooo:rsid="02735980"/>
    </style:style>
    <style:style style:name="T165" style:family="text">
      <style:text-properties officeooo:rsid="01b6dc57"/>
    </style:style>
    <style:style style:name="T166" style:family="text">
      <style:text-properties officeooo:rsid="00b5d2d1"/>
    </style:style>
    <style:style style:name="T167" style:family="text">
      <style:text-properties officeooo:rsid="015f088a"/>
    </style:style>
    <style:style style:name="T168" style:family="text">
      <style:text-properties officeooo:rsid="01f8729d"/>
    </style:style>
    <style:style style:name="T169" style:family="text">
      <style:text-properties officeooo:rsid="010c4d3a"/>
    </style:style>
    <style:style style:name="T170" style:family="text">
      <style:text-properties fo:font-size="16pt" style:font-size-asian="16pt" style:font-size-complex="16pt"/>
    </style:style>
    <style:style style:name="T171" style:family="text">
      <style:text-properties officeooo:rsid="00b6801f"/>
    </style:style>
    <style:style style:name="T172" style:family="text">
      <style:text-properties officeooo:rsid="016f3374"/>
    </style:style>
    <style:style style:name="T173" style:family="text">
      <style:text-properties officeooo:rsid="014407b5"/>
    </style:style>
    <style:style style:name="T174" style:family="text">
      <style:text-properties officeooo:rsid="008d016c"/>
    </style:style>
    <style:style style:name="T175" style:family="text">
      <style:text-properties officeooo:rsid="009e3fdd"/>
    </style:style>
    <style:style style:name="T176" style:family="text">
      <style:text-properties officeooo:rsid="00a4cf55"/>
    </style:style>
    <style:style style:name="T177" style:family="text">
      <style:text-properties officeooo:rsid="005a3fa8"/>
    </style:style>
    <style:style style:name="T178" style:family="text">
      <style:text-properties officeooo:rsid="00415f3a"/>
    </style:style>
    <style:style style:name="T179" style:family="text">
      <style:text-properties officeooo:rsid="00386ebd"/>
    </style:style>
    <style:style style:name="T180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8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2" style:family="text">
      <style:text-properties officeooo:rsid="00a59a60"/>
    </style:style>
    <style:style style:name="T183" style:family="text">
      <style:text-properties officeooo:rsid="01fe03f2"/>
    </style:style>
    <style:style style:name="T184" style:family="text">
      <style:text-properties officeooo:rsid="0096b4e2"/>
    </style:style>
    <style:style style:name="T185" style:family="text">
      <style:text-properties officeooo:rsid="0032e83a"/>
    </style:style>
    <style:style style:name="T186" style:family="text">
      <style:text-properties officeooo:rsid="002b33ed"/>
    </style:style>
    <style:style style:name="T187" style:family="text">
      <style:text-properties officeooo:rsid="00a59037"/>
    </style:style>
    <style:style style:name="T188" style:family="text">
      <style:text-properties officeooo:rsid="020cb05a"/>
    </style:style>
    <style:style style:name="T189" style:family="text">
      <style:text-properties officeooo:rsid="020e297e"/>
    </style:style>
    <style:style style:name="T190" style:family="text">
      <style:text-properties style:font-name="Times New Roman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91" style:family="text">
      <style:text-properties officeooo:rsid="02100816"/>
    </style:style>
    <style:style style:name="T192" style:family="text">
      <style:text-properties officeooo:rsid="0211b516"/>
    </style:style>
    <style:style style:name="T193" style:family="text">
      <style:text-properties fo:color="#000000" loext:opacity="100%" style:font-name="Bitstream Vera Sans6" fo:font-size="10pt" fo:language="fr" fo:country="FR" officeooo:rsid="0211b516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94" style:family="text">
      <style:text-properties officeooo:rsid="0212cfcc"/>
    </style:style>
    <style:style style:name="T195" style:family="text">
      <style:text-properties officeooo:rsid="0213e16d"/>
    </style:style>
    <style:style style:name="T196" style:family="text"/>
    <style:style style:name="T197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19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0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8pt" style:language-asian="fr" style:country-asian="FR" style:font-style-asian="normal" style:font-weight-asian="normal" style:font-name-complex="Tahoma1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writing-mode="lr-tb" fo:margin-left="0.4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3cm" svg:stroke-color="#9d0f89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413cm" fo:min-width="1.06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3cm" svg:stroke-color="#1ca2b8" draw:marker-start="" draw:marker-start-width="0.363cm" draw:marker-start-center="false" draw:marker-end="" draw:marker-end-width="0.36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3cm" svg:stroke-color="#1ca2b8" draw:marker-start="" draw:marker-start-width="0.347cm" draw:marker-start-center="false" draw:marker-end="" draw:marker-end-width="0.347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0.21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solid" svg:stroke-width="0.03cm" svg:stroke-color="#1ca2b8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24" style:family="graphic">
      <style:graphic-properties draw:stroke="solid" draw:stroke-dash="Dash_20_1089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1090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1091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_20_1092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none" draw:stroke-dash="Dash_20_1093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9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draw:stroke-dash="Dash_20_1094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3cm" fo:min-width="0.7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draw:stroke-dash="Dash_20_1095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3cm" fo:min-width="0.9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solid" draw:stroke-dash="Dash_20_10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_20_10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none" draw:stroke-dash="Dash_20_109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8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draw:stroke-dash="Dash_20_109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draw:stroke-dash="Dash_20_110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draw:stroke-dash="Dash_20_110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fb241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38" style:family="graphic">
      <style:graphic-properties draw:stroke="solid" draw:stroke-dash="Dash_20_1072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_20_1073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_20_1074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_20_10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_20_10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none" draw:stroke-dash="Dash_20_107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draw:stroke-dash="Dash_20_107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draw:stroke-dash="Dash_20_108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draw:stroke-dash="Dash_20_108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18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_20_10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_20_10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_20_10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none" draw:stroke-dash="Dash_20_1086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solid" draw:stroke-dash="Dash_20_10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_20_10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_20_1074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none" draw:stroke-dash="Dash_20_1082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de9ad5" draw:opacity="10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100%" style:run-through="foreground"/>
    </style:style>
    <style:style style:name="gr5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1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09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dash" draw:stroke-dash="Ultrafine_20_Dashe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7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3cm" fo:min-width="0.70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3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977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4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70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5" style:family="graphic">
      <style:graphic-properties svg:stroke-color="#000000" draw:marker-end="Arrowheads_20_2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color="#000000" draw:marker-end="Arrowheads_20_1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solid" svg:stroke-width="0.03cm" svg:stroke-color="#ff00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solid" svg:stroke-width="0.03cm" svg:stroke-color="#00cccc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01cm" fo:min-width="0.59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72cm" fo:min-width="1.2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43cm" fo:min-width="0.9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solid" svg:stroke-width="0.03cm" svg:stroke-color="#00cccc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style:writing-mode="lr-tb" style:run-through="foreground" style:vertical-pos="from-top" style:vertical-rel="paragraph" style:horizontal-pos="from-left" style:horizontal-rel="paragraph"/>
    </style:style>
    <style:style style:name="gr82" style:family="graphic">
      <style:graphic-properties draw:stroke="solid" svg:stroke-width="0.03cm" svg:stroke-color="#ff0066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3cm" svg:stroke-color="#ff0066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52cm" fo:min-width="0.48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2cm" fo:min-width="0.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solid" svg:stroke-width="0.03cm" svg:stroke-color="#ff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.03cm" svg:stroke-color="#0066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1" style:family="graphic">
      <style:graphic-properties draw:stroke="dash" draw:stroke-dash="Long_20_Dot" svg:stroke-width="0.03cm" svg:stroke-color="#0066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3" style:family="graphic">
      <style:graphic-properties draw:stroke="dash" draw:stroke-dash="Dashed_20__28_var_29_" svg:stroke-width="0.03cm" svg:stroke-color="#0066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62" draw:name="Shape2_0" draw:style-name="gr19" draw:text-style-name="P122" svg:width="3.857cm" svg:height="0.805cm" draw:transform="rotate (0.0872664625997165) translate (0.467430555555556cm 1.34055555555556cm)">
        <draw:text-box>
          <text:p text:style-name="P121"><text:span text:style-name="T199">Série 4</text:span></text:p>
        </draw:text-box>
      </draw:frame>
      <draw:line text:anchor-type="page" text:anchor-page-number="1" draw:z-index="361" draw:name="Shape3_0" draw:style-name="gr20" draw:text-style-name="P123" svg:x1="12.529cm" svg:y1="1.219cm" svg:x2="21.994cm" svg:y2="1.145cm">
        <text:p/>
      </draw:line>
      <draw:path text:anchor-type="page" text:anchor-page-number="1" draw:z-index="360" draw:name="Shape1_0" draw:style-name="gr21" draw:text-style-name="P124" svg:width="4.329cm" svg:height="2.24cm" svg:x="0cm" svg:y="0.001cm" svg:viewBox="0 0 4330 2241" svg:d="M0 2241l3984-288c209-15 363-168 345-342l-170-1611h-4159z">
        <text:p/>
      </draw:path>
      <text:list xml:id="list2922999580" text:style-name="_5f_Numérotation_20_des_20_exercices">
        <text:list-item>
          <text:h text:style-name="P114" text:outline-level="1"><draw:g text:anchor-type="paragraph" draw:z-index="363" draw:name="Shape72_0" draw:style-name="gr10"><draw:path draw:style-name="gr11" draw:text-style-name="P119" svg:width="1.654cm" svg:height="1.665cm" svg:x="4.4cm" svg:y="1.898cm" svg:viewBox="0 0 1655 1666" svg:d="M343 4c-56 316-210 674-210 674 0 0-69 525-68 457 0-68-24 188-63 178-40-11 705 184 705 184l609 169 151-707 147-436 41-185-510-158-504-82-313-98z"><text:p/></draw:path><draw:path draw:style-name="gr12" draw:text-style-name="P119" svg:width="0.142cm" svg:height="0.2cm" svg:x="4.463cm" svg:y="3.05cm" svg:viewBox="0 0 143 201" svg:d="M0 0c104 27 143 37 143 37l-37 109-15 55"><text:p/></draw:path><draw:path draw:style-name="gr12" draw:text-style-name="P119" svg:width="0.18cm" svg:height="0.145cm" svg:x="4.72cm" svg:y="1.958cm" svg:viewBox="0 0 181 146" svg:d="M0 105c159 42 151 41 151 41l30-146"><text:p/></draw:path><draw:path draw:style-name="gr12" draw:text-style-name="P119" svg:width="0.18cm" svg:height="0.154cm" svg:x="5.565cm" svg:y="3.369cm" svg:viewBox="0 0 181 155" svg:d="M0 155c11-74 24-155 24-155l87 23 70 27"><text:p/></draw:path><draw:path draw:style-name="gr12" draw:text-style-name="P119" svg:width="0.19cm" svg:height="0.234cm" svg:x="5.819cm" svg:y="2.178cm" svg:viewBox="0 0 191 235" svg:d="M47 0c-21 113-49 191-47 182 2-8 139 53 139 53l52-3"><text:p/></draw:path><draw:frame draw:style-name="gr13" draw:text-style-name="P120" svg:width="0.249cm" svg:height="0.414cm" svg:x="4.558cm" svg:y="1.499cm"><draw:text-box><text:p text:style-name="P116"><text:span text:style-name="T198">R</text:span></text:p></draw:text-box></draw:frame><draw:frame draw:style-name="gr14" draw:text-style-name="P120" svg:width="0.246cm" svg:height="0.414cm" svg:x="6.084cm" svg:y="1.921cm"><draw:text-box><text:p text:style-name="P116"><text:span text:style-name="T198">A</text:span></text:p></draw:text-box></draw:frame><draw:frame draw:style-name="gr15" draw:text-style-name="P120" svg:width="0.219cm" svg:height="0.414cm" svg:x="5.685cm" svg:y="3.533cm"><draw:text-box><text:p text:style-name="P116"><text:span text:style-name="T198">T</text:span></text:p></draw:text-box></draw:frame><draw:frame draw:style-name="gr16" draw:text-style-name="P120" svg:width="0.218cm" svg:height="0.414cm" svg:x="4.163cm" svg:y="3.131cm"><draw:text-box><text:p text:style-name="P116"><text:span text:style-name="T198">P</text:span></text:p></draw:text-box></draw:frame><draw:path draw:style-name="gr17" draw:text-style-name="P119" svg:width="0.2cm" svg:height="0.15cm" svg:x="5.262cm" svg:y="1.973cm" svg:viewBox="0 0 201 151" svg:d="M0 151c98-50 201-151 201-151"><text:p/></draw:path><draw:path draw:style-name="gr12" draw:text-style-name="P119" svg:width="0.224cm" svg:height="0.084cm" svg:x="4.436cm" svg:y="2.508cm" svg:viewBox="0 0 225 85" svg:d="M0 85c165-49 225-85 225-85"><text:p/></draw:path><draw:path draw:style-name="gr12" draw:text-style-name="P119" svg:width="0.199cm" svg:height="0.116cm" svg:x="5.754cm" svg:y="2.844cm" svg:viewBox="0 0 200 117" svg:d="M0 117c162-68 200-117 200-117"><text:p/></draw:path><draw:path draw:style-name="gr12" draw:text-style-name="P119" svg:width="0.223cm" svg:height="0.177cm" svg:x="4.93cm" svg:y="3.288cm" svg:viewBox="0 0 224 178" svg:d="M0 178c54-45 224-178 224-178"><text:p/></draw:path><draw:frame draw:style-name="gr18" draw:text-style-name="P120" svg:width="1.214cm" svg:height="0.414cm" draw:transform="rotate (-0.198443935951756) translate (4.95123611111111cm 1.53281944444444cm)"><draw:text-box><text:p text:style-name="P116"><text:span text:style-name="T198">1,5 cm</text:span></text:p></draw:text-box></draw:frame></draw:g><draw:g text:anchor-type="paragraph" draw:z-index="364" draw:name="Shape73_0" draw:style-name="gr1"><draw:frame draw:style-name="gr2" draw:text-style-name="P117" svg:width="1.214cm" svg:height="0.414cm" draw:transform="rotate (-0.286059464401871) translate (7.01145833333333cm 3.47309722222222cm)"><draw:text-box><text:p text:style-name="P116"><text:span text:style-name="T197">2,6 cm</text:span></text:p></draw:text-box></draw:frame><draw:g draw:style-name="gr3"><draw:path draw:style-name="gr4" draw:text-style-name="P118" svg:width="1.669cm" svg:height="2.17cm" svg:x="7.018cm" svg:y="1.652cm" svg:viewBox="0 0 1670 2171" svg:d="M1147 2169c-362-79-949-275-949-275l-198-35 143-541 259-920 92-398 438 124c0 0 481 168 417 150-65-17 321 69 321 69l-151 389-203 917-163 522z"><text:p/></draw:path><draw:path draw:style-name="gr4" draw:text-style-name="P118" svg:width="0.281cm" svg:height="0.159cm" svg:x="7.948cm" svg:y="3.609cm" svg:viewBox="0 0 282 160" svg:d="M0 160c39-114 51-160 51-160 0 0 138 25 121 20s110 29 110 29"><text:p/></draw:path><draw:path draw:style-name="gr4" draw:text-style-name="P118" svg:width="0.16cm" svg:height="0.205cm" svg:x="7.07cm" svg:y="3.334cm" svg:viewBox="0 0 161 206" svg:d="M120 206c33-122 41-169 41-169l-65-18-96-19"><text:p/></draw:path><draw:path draw:style-name="gr4" draw:text-style-name="P118" svg:width="0.197cm" svg:height="0.192cm" svg:x="7.461cm" svg:y="1.693cm" svg:viewBox="0 0 198 193" svg:d="M0 146c63 23 151 47 151 47l37-140 10-53"><text:p/></draw:path><draw:path draw:style-name="gr4" draw:text-style-name="P118" svg:width="0.175cm" svg:height="0.234cm" svg:x="8.433cm" svg:y="1.956cm" svg:viewBox="0 0 176 235" svg:d="M176 235c-82-22-176-47-176-47l51-161 13-27"><text:p/></draw:path></draw:g><draw:frame draw:style-name="gr5" draw:text-style-name="P117" svg:width="0.269cm" svg:height="0.414cm" svg:x="7.262cm" svg:y="1.298cm"><draw:text-box><text:p text:style-name="P116"><text:span text:style-name="T197">N</text:span></text:p></draw:text-box></draw:frame><draw:frame draw:style-name="gr6" draw:text-style-name="P117" svg:width="0.251cm" svg:height="0.414cm" svg:x="8.747cm" svg:y="1.709cm"><draw:text-box><text:p text:style-name="P116"><text:span text:style-name="T197">C</text:span></text:p></draw:text-box></draw:frame><draw:frame draw:style-name="gr7" draw:text-style-name="P117" svg:width="0.207cm" svg:height="0.414cm" svg:x="8.188cm" svg:y="3.789cm"><draw:text-box><text:p text:style-name="P116"><text:span text:style-name="T197">F</text:span></text:p></draw:text-box></draw:frame><draw:frame draw:style-name="gr8" draw:text-style-name="P117" svg:width="0.228cm" svg:height="0.414cm" svg:x="6.733cm" svg:y="3.364cm"><draw:text-box><text:p text:style-name="P116"><text:span text:style-name="T197">S</text:span></text:p></draw:text-box></draw:frame><draw:frame draw:style-name="gr9" draw:text-style-name="P117" svg:width="1.064cm" svg:height="0.414cm" draw:transform="rotate (1.33465327900006) translate (6.76980555555556cm 2.98273611111111cm)"><draw:text-box><text:p text:style-name="P116"><text:span text:style-name="T197">4 cm</text:span></text:p></draw:text-box></draw:frame></draw:g><text:span text:style-name="_5f_Caractères"><text:s/>Donne la nature de chaque quadrilatère en justifiant puis calcule (sans calculatrice) son pé­rimètre et son aire (pose si nécessaire les opérations)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762367050" text:style-name="_5f_Numérotation_20_des_20_exercices">
        <text:list-item>
          <text:list>
            <text:list-item>
              <text:p text:style-name="P111"><text:span text:style-name="_5f_Caractères">Périmètre de RATP : </text:span></text:p>
            </text:list-item>
          </text:list>
        </text:list-item>
      </text:list>
      <text:h text:style-name="_5f_Paragraphe_5f_Correction" text:outline-level="1"><text:span text:style-name="_5f_Caractères"><text:s/></text:span><text:span text:style-name="_5f_Caractères"><text:span text:style-name="T188">4 </text:span></text:span><text:span text:style-name="MATH"><text:span text:style-name="T152">×</text:span></text:span><text:span text:style-name="_5f_Caractères"><text:span text:style-name="T188"> </text:span></text:span><text:span text:style-name="_5f_Caractères"><text:span text:style-name="T195">1</text:span></text:span><text:span text:style-name="_5f_Caractères"><text:span text:style-name="T188">,5 = </text:span></text:span><text:span text:style-name="_5f_Caractères"><text:span text:style-name="T195">6</text:span></text:span><text:span text:style-name="_5f_Caractères"><text:span text:style-name="T188"> : le périmètre de RATP vaut </text:span></text:span><text:span text:style-name="_5f_Caractères"><text:span text:style-name="T195">6 </text:span></text:span><text:span text:style-name="_5f_Caractères"><text:span text:style-name="T188">cm.</text:span></text:span></text:h>
      <text:list xml:id="list165518239879893" text:continue-numbering="true" text:style-name="_5f_Numérotation_20_des_20_exercices">
        <text:list-item>
          <text:list>
            <text:list-item>
              <text:p text:style-name="P111"><text:span text:style-name="_5f_Caractères">Aire de RATP :</text:span></text:p>
            </text:list-item>
          </text:list>
        </text:list-item>
      </text:list>
      <text:h text:style-name="_5f_Paragraphe_5f_Correction" text:outline-level="1"><text:span text:style-name="_5f_Caractères"><text:s/></text:span><text:span text:style-name="_5f_Caractères"><text:span text:style-name="T195">1</text:span></text:span><text:span text:style-name="_5f_Caractères"><text:span text:style-name="T188">,5 </text:span></text:span><text:span text:style-name="MATH"><text:span text:style-name="T152">×</text:span></text:span><text:span text:style-name="_5f_Caractères"><text:span text:style-name="T188"> </text:span></text:span><text:span text:style-name="_5f_Caractères"><text:span text:style-name="T195">1</text:span></text:span><text:span text:style-name="_5f_Caractères"><text:span text:style-name="T188">,5 = </text:span></text:span><text:span text:style-name="_5f_Caractères"><text:span text:style-name="T195">2</text:span></text:span><text:span text:style-name="_5f_Caractères"><text:span text:style-name="T188">,25 : l’aire de RATP vaut </text:span></text:span><text:span text:style-name="_5f_Caractères"><text:span text:style-name="T195">2</text:span></text:span><text:span text:style-name="_5f_Caractères"><text:span text:style-name="T188">,25 cm²</text:span></text:span><text:span text:style-name="_5f_Caractères"><text:span text:style-name="T153">.</text:span></text:span></text:h>
      <text:list xml:id="list165518991470290" text:continue-numbering="true" text:style-name="_5f_Numérotation_20_des_20_exercices">
        <text:list-item>
          <text:list>
            <text:list-item>
              <text:p text:style-name="P111"><text:span text:style-name="_5f_Caractères">Périmètre de SNCF : </text:span></text:p>
            </text:list-item>
          </text:list>
        </text:list-item>
      </text:list>
      <text:h text:style-name="P110" text:outline-level="1"><text:span text:style-name="_5f_Caractères"><text:span text:style-name="T195">4</text:span></text:span><text:span text:style-name="_5f_Caractères"><text:span text:style-name="T189"> + </text:span></text:span><text:span text:style-name="_5f_Caractères"><text:span text:style-name="T195">2,6 </text:span></text:span><text:span text:style-name="_5f_Caractères"><text:span text:style-name="T189">+ </text:span></text:span><text:span text:style-name="_5f_Caractères"><text:span text:style-name="T195">4</text:span></text:span><text:span text:style-name="_5f_Caractères"><text:span text:style-name="T189"> + </text:span></text:span><text:span text:style-name="_5f_Caractères"><text:span text:style-name="T195">2,6</text:span></text:span><text:span text:style-name="_5f_Caractères"><text:span text:style-name="T189"> = 1</text:span></text:span><text:span text:style-name="_5f_Caractères"><text:span text:style-name="T195">3</text:span></text:span><text:span text:style-name="_5f_Caractères"><text:span text:style-name="T189">,</text:span></text:span><text:span text:style-name="_5f_Caractères"><text:span text:style-name="T195">2</text:span></text:span><text:span text:style-name="_5f_Caractères"><text:span text:style-name="T189"> cm : le périmètre de SNCF vaut 1</text:span></text:span><text:span text:style-name="_5f_Caractères"><text:span text:style-name="T195">3,2</text:span></text:span><text:span text:style-name="_5f_Caractères"><text:span text:style-name="T189"> cm.</text:span></text:span></text:h>
      <text:list xml:id="list165517801750852" text:continue-numbering="true" text:style-name="_5f_Numérotation_20_des_20_exercices">
        <text:list-item>
          <text:list>
            <text:list-item>
              <text:p text:style-name="P111"><text:span text:style-name="_5f_Caractères">Aire de SNCF :</text:span></text:p>
            </text:list-item>
          </text:list>
        </text:list-item>
      </text:list>
      <text:h text:style-name="_5f_Paragraphe_5f_Correction" text:outline-level="1"><text:span text:style-name="_5f_Caractères"><text:s/></text:span><text:span text:style-name="_5f_Caractères"><text:span text:style-name="T195">4</text:span></text:span><text:span text:style-name="MATH"><text:span text:style-name="T152">×</text:span></text:span><text:span text:style-name="_5f_Caractères"><text:span text:style-name="T189"> </text:span></text:span><text:span text:style-name="_5f_Caractères"><text:span text:style-name="T195">2,6</text:span></text:span><text:span text:style-name="_5f_Caractères"><text:span text:style-name="T189"> = 1</text:span></text:span><text:span text:style-name="_5f_Caractères"><text:span text:style-name="T195">0,4</text:span></text:span><text:span text:style-name="_5f_Caractères"><text:span text:style-name="T189"> : l’aire de SNCF vaut 1</text:span></text:span><text:span text:style-name="_5f_Caractères"><text:span text:style-name="T195">0,4</text:span></text:span><text:span text:style-name="_5f_Caractères"><text:span text:style-name="T189"> cm²</text:span></text:span><text:span text:style-name="_5f_Caractères"><text:span text:style-name="T154">.</text:span></text:span></text:h>
      <text:list xml:id="list165518350954254" text:continue-list="list2922999580" text:style-name="_5f_Numérotation_20_des_20_exercices">
        <text:list-item>
          <text:h text:style-name="P115" text:outline-level="1"><draw:g text:anchor-type="paragraph" draw:z-index="354" draw:name="DrawObject2" draw:style-name="gr81"><draw:custom-shape draw:name="Forme1" draw:style-name="gr82" draw:text-style-name="P140" svg:width="0.209cm" svg:height="0.211cm" draw:transform="skewX (0.00837758040957273) rotate (-0.565661210571363) translate (1.26823611111111cm 2.86102777777778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83" draw:text-style-name="P140" svg:width="2.027cm" svg:height="1.329cm" draw:transform="skewX (0.00139626340159549) rotate (-0.565661210571363) translate (1.86795833333333cm 1.91734722222222cm)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<draw:frame draw:name="Forme4" draw:style-name="gr76" draw:text-style-name="P141" svg:width="0.421cm" svg:height="0.618cm" draw:transform="rotate (-0.0125663706143595) translate (1.57868055555556cm 1.38288888888889cm)"><draw:text-box><text:p text:style-name="P116"><text:span text:style-name="T206">G</text:span></text:p></draw:text-box></draw:frame><draw:frame draw:name="Forme5" draw:style-name="gr76" draw:text-style-name="P141" svg:width="0.419cm" svg:height="0.618cm" draw:transform="rotate (0.0211184839491314) translate (2.67405555555556cm 4.01108333333333cm)"><draw:text-box><text:p text:style-name="P116"><text:span text:style-name="T206">J</text:span></text:p></draw:text-box></draw:frame><draw:frame draw:name="Forme6" draw:style-name="gr76" draw:text-style-name="P141" svg:width="0.421cm" svg:height="0.618cm" draw:transform="rotate (-0.0167551608191457) translate (0.735541666666667cm 2.94393055555556cm)"><draw:text-box><text:p text:style-name="P116"><text:span text:style-name="T206">K</text:span></text:p></draw:text-box></draw:frame><draw:frame draw:name="Forme7" draw:style-name="gr84" draw:text-style-name="P141" svg:width="1.408cm" svg:height="0.985cm" draw:transform="rotate (1.01962134901509) translate (0.724958333333333cm 2.794cm)"><draw:text-box><text:p text:style-name="P116"><text:span text:style-name="T206">3 cm</text:span></text:p></draw:text-box></draw:frame><draw:frame draw:name="Forme8" draw:style-name="gr85" draw:text-style-name="P138" svg:width="1.292cm" svg:height="0.623cm" draw:transform="rotate (-0.56635934227216) translate (1.52929166666667cm 3.18558333333333cm)"><draw:text-box><text:p text:style-name="P116"><text:span text:style-name="T204">4 cm</text:span></text:p></draw:text-box></draw:frame><draw:frame draw:name="Forme9" draw:style-name="gr85" draw:text-style-name="P138" svg:width="1.292cm" svg:height="0.623cm" draw:transform="rotate (-1.14912477951307) translate (2.43593055555556cm 2.14488888888889cm)"><draw:text-box><text:p text:style-name="P116"><text:span text:style-name="T204">5 cm</text:span></text:p></draw:text-box></draw:frame><draw:custom-shape draw:name="Forme3" draw:style-name="gr86" draw:text-style-name="P142" svg:width="0.257cm" svg:height="0.257cm" draw:transform="skewX (0.00698131700797731) rotate (-0.553094839957004) translate (1.29116666666667cm 2.83280555555556cm)"><text:p/><draw:enhanced-geometry svg:viewBox="0 0 21600 21600" draw:type="rectangle" draw:enhanced-path="M 0 0 L 21600 0 21600 21600 0 21600 0 0 Z N"/></draw:custom-shape></draw:g><draw:g text:anchor-type="paragraph" draw:z-index="355" draw:name="Shape26" draw:style-name="gr22"><draw:custom-shape draw:style-name="gr75" draw:text-style-name="P140" svg:width="2.251cm" svg:height="1.477cm" draw:transform="rotate (-1.08210413623648) translate (6.10658333333333cm 1.57515277777778cm)"><text:p/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frame draw:style-name="gr76" draw:text-style-name="P141" svg:width="0.465cm" svg:height="0.618cm" draw:transform="rotate (0.0151843644923507) translate (5.45218055555556cm 1.11654166666667cm)"><draw:text-box><text:p text:style-name="P116"><text:span text:style-name="T206">S</text:span></text:p></draw:text-box></draw:frame><draw:frame draw:style-name="gr76" draw:text-style-name="P141" svg:width="0.468cm" svg:height="0.618cm" draw:transform="rotate (-0.0113446401379627) translate (5.93019444444444cm 4.13102777777778cm)"><draw:text-box><text:p text:style-name="P116"><text:span text:style-name="T206">E</text:span></text:p></draw:text-box></draw:frame><draw:frame draw:style-name="gr76" draw:text-style-name="P141" svg:width="0.466cm" svg:height="0.618cm" draw:transform="rotate (0.00383972435438753) translate (7.16844444444445cm 1.95086111111111cm)"><draw:text-box><text:p text:style-name="P116"><text:span text:style-name="T206">K</text:span></text:p></draw:text-box></draw:frame><draw:frame draw:style-name="gr77" draw:text-style-name="P141" svg:width="1.643cm" svg:height="0.983cm" draw:transform="rotate (-0.50492375260196) translate (6.20359722222222cm 1.18709722222222cm)"><draw:text-box><text:p text:style-name="P116"><text:span text:style-name="T206">35 mm</text:span></text:p></draw:text-box></draw:frame><draw:frame draw:style-name="gr78" draw:text-style-name="P138" svg:width="1.648cm" svg:height="0.623cm" draw:transform="rotate (1.12242124195755) translate (6.25475cm 3.99344444444444cm)"><draw:text-box><text:p text:style-name="P116"><text:span text:style-name="T204">12 cm</text:span></text:p></draw:text-box></draw:frame><draw:frame draw:style-name="gr79" draw:text-style-name="P138" svg:width="2.102cm" svg:height="0.994cm" draw:transform="rotate (-1.48370439712038) translate (6.00427777777778cm 1.95615277777778cm)"><draw:text-box><text:p text:style-name="P116"><text:span text:style-name="T204">12,5 cm</text:span></text:p></draw:text-box></draw:frame><draw:custom-shape draw:style-name="gr80" draw:text-style-name="P142" svg:width="0.232cm" svg:height="0.225cm" draw:transform="rotate (-1.06953776562212) translate (7.05555555555556cm 2.17311111111111cm)"><text:p/><draw:enhanced-geometry svg:viewBox="0 0 21600 21600" draw:mirror-horizontal="true" draw:type="rectangle" draw:enhanced-path="M 0 0 L 21600 0 21600 21600 0 21600 0 0 Z N"/></draw:custom-shape></draw:g><text:span text:style-name="_5f_Caractères">Calcule les aires de chacun des triangles rectangles suivants :</text:span></text:h>
        </text:list-item>
      </text:list>
      <text:section text:style-name="Sect1" text:name="Section2">
        <text:list xml:id="list4144568630" text:style-name="_5f_Numérotation_20_des_20_exercices">
          <text:list-item>
            <text:list>
              <text:list-item text:start-value="1">
                <text:p text:style-name="P113"><text:span text:style-name="_5f_Caractères"/></text:p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/>
        <text:list xml:id="list165518102446957" text:continue-numbering="true" text:style-name="_5f_Numérotation_20_des_20_exercices">
          <text:list-item>
            <text:list>
              <text:list-item>
                <text:p text:style-name="P113"/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</text:section>
      <text:h text:style-name="_5f_Paragraphe_5f_Correction" text:outline-level="1"/>
      <text:h text:style-name="P110" text:outline-level="1"><text:span text:style-name="T192">(</text:span> <text:span text:style-name="T189">3 </text:span><text:span text:style-name="MATH"><text:span text:style-name="T152">×</text:span></text:span><text:span text:style-name="T189"> 4 </text:span><text:span text:style-name="T192">)</text:span><text:span text:style-name="MATH"><text:span text:style-name="T190">÷</text:span></text:span><text:span text:style-name="T189"> 2 = 6 </text:span></text:h>
      <text:h text:style-name="P110" text:outline-level="1"><text:span text:style-name="T189">l’aire du triangle GKL vaut <text:s/>6 cm²</text:span><text:span text:style-name="T154"> .</text:span></text:h>
      <text:h text:style-name="P110" text:outline-level="1"><text:span text:style-name="T154"/></text:h>
      <text:h text:style-name="P110" text:outline-level="1"><text:s/><text:span text:style-name="T191">35 mm = 3,5 cm et </text:span><text:span text:style-name="T192">(</text:span><text:span text:style-name="T191">3,5 </text:span><text:span text:style-name="MATH"><text:span text:style-name="T152">×</text:span></text:span><text:span text:style-name="T191"> 12 </text:span><text:span text:style-name="T192">)</text:span><text:span text:style-name="MATH"><text:span text:style-name="T190">÷</text:span></text:span><text:span text:style-name="T191"> 2 = 21 </text:span></text:h>
      <text:h text:style-name="P110" text:outline-level="1"><text:span text:style-name="T191"><text:s/>l’aire du triangle SKE vaut 21 cm²</text:span><text:span text:style-name="T155">.</text:span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65518911945451" text:continue-list="list165518350954254" text:style-name="_5f_Numérotation_20_des_20_exercices">
        <text:list-item>
          <text:h text:style-name="P115" text:outline-level="1"><draw:g text:anchor-type="paragraph" draw:z-index="353" draw:name="Shape5" draw:style-name="gr10"><draw:path draw:style-name="gr87" draw:text-style-name="P137" svg:width="3.873cm" svg:height="0.394cm" draw:transform="skewX (-0.000523598775598242) rotate (1.24878307980194) translate (5.17476388888885cm 5.92308333333345cm)" svg:viewBox="0 0 3874 395" svg:d="M0 0c230 16 385 133 617 111 148-15 391 7 537 31 155 26 290 19 443 63 140 40 1170 31 1296 95l981 95"><text:p/></draw:path><draw:path draw:style-name="gr87" draw:text-style-name="P137" svg:width="0.699cm" svg:height="1.399cm" svg:x="6.775cm" svg:y="2.372cm" svg:viewBox="0 0 700 1400" svg:d="M0 0c0 200 400 500 400 700s0 200 100 400c100 100 0 100 100 200l100 100"><text:p/></draw:path><draw:path draw:style-name="gr87" draw:text-style-name="P137" svg:width="3.094cm" svg:height="0.551cm" draw:transform="skewX (0.000872664625997251) rotate (0.594633676154468) translate (4.90328083376356cm 5.49119281764424cm)" svg:viewBox="0 0 3095 552" svg:d="M0 514c154 22 311 47 466 34 178-15 355-73 535-69 179 4 353-34 525-75 173-40 330-137 504-175 164-36 362 6 492-113 137-126 313-56 463-116l110 15"><text:p/></draw:path><draw:frame draw:style-name="gr88" draw:text-style-name="P138" svg:width="2.5cm" svg:height="0.9cm" draw:transform="rotate (1.18682389135614) translate (5.27402777777778cm 4.53672222222222cm)"><draw:text-box><text:p text:style-name="P127"><text:span text:style-name="T204">10 cm</text:span></text:p></draw:text-box></draw:frame><draw:frame draw:style-name="gr89" draw:text-style-name="P138" svg:width="1.731cm" svg:height="0.623cm" draw:transform="rotate (0.878598745453946) translate (6.03602777777778cm 5.22816666666667cm)"><draw:text-box><text:p text:style-name="P127"><text:span text:style-name="T204">7,5 cm</text:span></text:p></draw:text-box></draw:frame><draw:frame draw:style-name="gr90" draw:text-style-name="P139" svg:width="0.8cm" svg:height="0.787cm" svg:x="7.275cm" svg:y="3.572cm"><draw:text-box><text:p text:style-name="P127"><text:span text:style-name="T205">Y</text:span></text:p></draw:text-box></draw:frame><draw:frame draw:style-name="gr90" draw:text-style-name="P139" svg:width="0.9cm" svg:height="0.787cm" svg:x="6.274cm" svg:y="1.792cm"><draw:text-box><text:p text:style-name="P127"><text:span text:style-name="T205">G</text:span></text:p></draw:text-box></draw:frame><draw:frame draw:style-name="gr88" draw:text-style-name="P139" svg:width="2.5cm" svg:height="0.9cm" svg:x="4.574cm" svg:y="5.773cm"><draw:text-box><text:p text:style-name="P127"><text:span text:style-name="T205">R</text:span></text:p></draw:text-box></draw:frame><draw:path draw:style-name="gr91" draw:text-style-name="P137" svg:width="0.734cm" svg:height="1.212cm" draw:transform="rotate (0.245393292830403) translate (6.774763888889cm 2.37308333333337cm)" svg:viewBox="0 0 735 1213" svg:d="M0 0c71 13 383 462 373 539-8 76 30 149 73 209 46 66 96 130 142 197 29 41 60 84 76 134l31 44 40 59-7 31"><text:p/></draw:path><draw:line draw:style-name="gr73" draw:text-style-name="P137" svg:x1="7.634cm" svg:y1="3.213cm" svg:x2="7.777cm" svg:y2="3.074cm"><text:p/></draw:line><draw:line draw:style-name="gr73" draw:text-style-name="P137" svg:x1="7.933cm" svg:y1="3.236cm" svg:x2="7.775cm" svg:y2="3.074cm"><text:p/></draw:line><draw:frame draw:style-name="gr92" draw:text-style-name="P138" svg:width="1.604cm" svg:height="0.625cm" draw:transform="rotate (-0.729373094408431) translate (7.191375cm 1.83797222222222cm)"><draw:text-box><text:p text:style-name="P127"><text:span text:style-name="T204">2,8 cm</text:span></text:p></draw:text-box></draw:frame><draw:path draw:style-name="gr93" draw:text-style-name="P137" svg:width="0.479cm" svg:height="0.612cm" svg:x="7.471cm" svg:y="3.144cm" svg:viewBox="0 0 480 613" svg:d="M0 613c67-92 149-91 206-186 26-44 51-181 100-200 41-16 29-26 65-51 43-31 53-89 76-135l15-26 18-15"><text:p/></draw:path><draw:frame draw:style-name="gr94" draw:text-style-name="P138" svg:width="1.604cm" svg:height="0.902cm" draw:transform="rotate (-1.07320295705131) translate (6.85623611111111cm 2.51883333333333cm)"><draw:text-box><text:p text:style-name="P127"><text:span text:style-name="T204">3,5 cm</text:span></text:p></draw:text-box></draw:frame></draw:g><text:span text:style-name="_5f_Caractères"><text:s/>Les deux triangles quelconques ci-dessous sont tracés à main levée. Dans chaque cas, calcule leur aire et leur périmètre.</text:span></text:h>
        </text:list-item>
      </text:list>
      <text:h text:style-name="_5f_Paragraphe" text:outline-level="1"><draw:g text:anchor-type="paragraph" draw:z-index="356" draw:name="Shape71" draw:style-name="gr10"><draw:path draw:style-name="gr67" draw:text-style-name="P137" svg:width="2.353cm" svg:height="0.218cm" draw:transform="skewX (0.0130899693899575) rotate (1.25506626510912) translate (0.711395373855323cm 3.55833471468065cm)" svg:viewBox="0 0 2354 219" svg:d="M0 185c349 23 696 53 1048 19 223-22 462-189 683-154 235 35 407 2 623-50"><text:p/></draw:path><draw:path draw:style-name="gr67" draw:text-style-name="P137" svg:width="2.686cm" svg:height="0.972cm" svg:x="1.442cm" svg:y="0.349cm" svg:viewBox="0 0 2687 973" svg:d="M0 973c216 0 674-276 884-303 204-26 682-335 886-305 191 29 525-297 718-290l199-75-54 20"><text:p/></draw:path><draw:path draw:style-name="gr67" draw:text-style-name="P137" svg:width="4.47cm" svg:height="0.903cm" draw:transform="skewX (0.0291469985083052) rotate (0.608596310170423) translate (0.444915412526529cm 2.90103619976465cm)" svg:viewBox="0 0 4471 904" svg:d="M0 850c230 31 463 69 694 47 265-21 528-108 797-102 266 6 526-50 782-112 258-62 492-210 751-266 245-55 539 9 732-171 203-188 467-84 689-174l26-72"><text:p/></draw:path><draw:frame draw:style-name="gr68" draw:text-style-name="P138" svg:width="2.553cm" svg:height="1.348cm" draw:transform="rotate (0.801106126665397) translate (2.02494444444444cm 2.67581944444444cm)"><draw:text-box><text:p text:style-name="P127"><text:span text:style-name="T204">11,2 cm</text:span></text:p></draw:text-box></draw:frame><draw:frame draw:style-name="gr69" draw:text-style-name="P138" svg:width="2.483cm" svg:height="1.474cm" draw:transform="rotate (1.34652151791363) translate (0.575027777777778cm 3.06211111111111cm)"><draw:text-box><text:p text:style-name="P127"><text:span text:style-name="T204">5 cm</text:span></text:p></draw:text-box></draw:frame><draw:frame draw:style-name="gr70" draw:text-style-name="P138" svg:width="2.366cm" svg:height="1.512cm" draw:transform="rotate (0.287281194878267) translate (1.59102777777778cm 0.545041666666667cm)"><draw:text-box><text:p text:style-name="P127"><text:span text:style-name="T204">7,8 cm</text:span></text:p></draw:text-box></draw:frame><draw:frame draw:style-name="gr71" draw:text-style-name="P139" svg:width="0.892cm" svg:height="1.37cm" svg:x="1cm" svg:y="0.626cm"><draw:text-box><text:p text:style-name="P127"><text:span text:style-name="T205">L</text:span></text:p></draw:text-box></draw:frame><draw:frame draw:style-name="gr72" draw:text-style-name="P139" svg:width="3.689cm" svg:height="1.368cm" svg:x="0.24cm" svg:y="3.39cm"><draw:text-box><text:p text:style-name="P127"><text:span text:style-name="T205">K</text:span></text:p></draw:text-box></draw:frame><draw:path draw:style-name="gr67" draw:text-style-name="P137" svg:width="0.732cm" svg:height="1.301cm" draw:transform="skewX (0.0197222205475358) rotate (0.257959663444762) translate (1.44228045406277cm 1.32086858053809cm)" svg:viewBox="0 0 733 1302" svg:d="M0 0c105 20 177 132 164 249-13 116 43 227 106 319 68 101 143 200 210 299 43 64 52 95 75 173l83 101 59 88 36 73"><text:p/></draw:path><draw:line draw:style-name="gr73" draw:text-style-name="P137" svg:x1="2.226cm" svg:y1="2.211cm" svg:x2="2.437cm" svg:y2="2cm"><text:p/></draw:line><draw:line draw:style-name="gr73" draw:text-style-name="P137" svg:x1="2.669cm" svg:y1="2.209cm" svg:x2="2.436cm" svg:y2="1.963cm"><text:p/></draw:line><draw:frame draw:style-name="gr74" draw:text-style-name="P138" svg:width="1.796cm" svg:height="1.541cm" draw:transform="rotate (-0.744382925975582) translate (1.79740277777778cm 0.947208333333333cm)"><draw:text-box><text:p text:style-name="P127"><text:span text:style-name="T204">3 cm</text:span></text:p></draw:text-box></draw:frame><draw:frame draw:style-name="gr71" draw:text-style-name="P139" svg:width="1.35cm" svg:height="1.37cm" svg:x="4.129cm" svg:y="-0.047cm"><draw:text-box><text:p text:style-name="P127"><text:span text:style-name="T205">M</text:span></text:p></draw:text-box></draw:frame></draw:g><text:span text:style-name="_5f_Caractères"/></text:h>
      <text:h text:style-name="_5f_Paragraphe" text:outline-level="1"><draw:line text:anchor-type="paragraph" draw:z-index="357" draw:name="Shape4" draw:style-name="gr66" draw:text-style-name="P121" svg:x1="3.47cm" svg:y1="1.268cm" svg:x2="4.428cm" svg:y2="0.213cm"><text:p/></draw:lin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line text:anchor-type="paragraph" draw:z-index="358" draw:name="Shape6" draw:style-name="gr65" draw:text-style-name="P121" svg:x1="2.374cm" svg:y1="0.18cm" svg:x2="1.097cm" svg:y2="1.432cm"><text:p/></draw:line></text:h>
      <text:h text:style-name="_5f_Paragraphe" text:outline-level="1"/>
      <text:h text:style-name="_5f_Paragraphe" text:outline-level="1"/>
      <text:list xml:id="list165517488576536" text:continue-list="list165517801750852" text:style-name="_5f_Numérotation_20_des_20_exercices">
        <text:list-item>
          <text:list>
            <text:list-item text:start-value="1">
              <text:p text:style-name="P111"><text:span text:style-name="_5f_Caractères">Périmètre de KLM : </text:span></text:p>
            </text:list-item>
          </text:list>
        </text:list-item>
      </text:list>
      <text:h text:style-name="_5f_Paragraphe_5f_Correction" text:outline-level="1"><text:span text:style-name="_5f_Caractères">5 + 7,8 + 11,2 = 24 : </text:span><text:span text:style-name="_5f_Caractères"><text:span text:style-name="T192">le périmètre du triangle KLM vaut 24 cm.</text:span></text:span></text:h>
      <text:list xml:id="list165518609831147" text:continue-numbering="true" text:style-name="_5f_Numérotation_20_des_20_exercices">
        <text:list-item>
          <text:list>
            <text:list-item>
              <text:p text:style-name="P111"><text:span text:style-name="_5f_Caractères">Aire de KLM :</text:span></text:p>
            </text:list-item>
          </text:list>
        </text:list-item>
      </text:list>
      <text:h text:style-name="_5f_Paragraphe_5f_Correction" text:outline-level="1"><text:span text:style-name="_5f_Caractères"><text:span text:style-name="T192">(</text:span></text:span><text:span text:style-name="_5f_Caractères"> </text:span><text:span text:style-name="_5f_Caractères"><text:span text:style-name="T192">3 </text:span></text:span><text:span text:style-name="MATH"><text:span text:style-name="T152">×</text:span></text:span><text:span text:style-name="_5f_Caractères"><text:span text:style-name="T192"> 11,2 )</text:span></text:span><text:span text:style-name="MATH"><text:span text:style-name="T190">÷</text:span></text:span><text:span text:style-name="_5f_Caractères"><text:span text:style-name="T192"> 2 = 1</text:span></text:span><text:span text:style-name="_5f_Caractères"><text:span text:style-name="T193">6</text:span></text:span><text:span text:style-name="_5f_Caractères"><text:span text:style-name="T192">,8 : l’aire du triangle KLM vaut 16,8 cm²</text:span></text:span><text:span text:style-name="_5f_Caractères"><text:span text:style-name="T156"> .</text:span></text:span></text:h>
      <text:list xml:id="list165517431710511" text:continue-numbering="true" text:style-name="_5f_Numérotation_20_des_20_exercices">
        <text:list-item>
          <text:list>
            <text:list-item>
              <text:p text:style-name="P111"><text:span text:style-name="_5f_Caractères">Périmètre de GYR : </text:span></text:p>
            </text:list-item>
          </text:list>
        </text:list-item>
      </text:list>
      <text:h text:style-name="_5f_Paragraphe_5f_Correction" text:outline-level="1"><text:span text:style-name="_5f_Caractères">10 + 3,5 </text:span><text:span text:style-name="_5f_Caractères"><text:span text:style-name="T192">+</text:span></text:span><text:span text:style-name="_5f_Caractères"> 7,5 = 21 : </text:span><text:span text:style-name="_5f_Caractères"><text:span text:style-name="T192">le périmètre du triangle GYR vaut 21 cm.</text:span></text:span></text:h>
      <text:list xml:id="list165517839179271" text:continue-numbering="true" text:style-name="_5f_Numérotation_20_des_20_exercices">
        <text:list-item>
          <text:list>
            <text:list-item>
              <text:p text:style-name="P111"><text:span text:style-name="_5f_Caractères">Aire de GYR : </text:span></text:p>
            </text:list-item>
          </text:list>
        </text:list-item>
      </text:list>
      <text:h text:style-name="_5f_Paragraphe_5f_Correction" text:outline-level="1"><text:span text:style-name="_5f_Caractères"><text:span text:style-name="T192">(</text:span></text:span><text:span text:style-name="_5f_Caractères"> </text:span><text:span text:style-name="_5f_Caractères"><text:span text:style-name="T192">7,5 </text:span></text:span><text:span text:style-name="MATH"><text:span text:style-name="T152">×</text:span></text:span><text:span text:style-name="_5f_Caractères"><text:span text:style-name="T192"> 2,8 )</text:span></text:span><text:span text:style-name="MATH"><text:span text:style-name="T190">÷</text:span></text:span><text:span text:style-name="_5f_Caractères"><text:span text:style-name="T192"> 2 = 10,5 : l’aire du triangle GYR vaut 10,5 cm²</text:span></text:span><text:span text:style-name="_5f_Caractères"><text:span text:style-name="T156">.</text:span></text:span></text:h>
      <text:list xml:id="list165518289499545" text:continue-list="list165518911945451" text:style-name="_5f_Numérotation_20_des_20_exercices">
        <text:list-item>
          <text:h text:style-name="P115" text:outline-level="1"><draw:g text:anchor-type="paragraph" draw:z-index="359" draw:name="DrawObject1" draw:style-name="gr22"><draw:polygon draw:style-name="gr23" draw:text-style-name="P125" svg:width="2.972cm" svg:height="2.492cm" svg:x="1.455cm" svg:y="2.415cm" svg:viewBox="0 0 2973 2493" draw:points="995,0 0,2481 2915,2493 2880,2493 2973,2493"><text:p/></draw:polygon><draw:line draw:style-name="gr24" draw:text-style-name="P126" svg:x1="1.449cm" svg:y1="4.897cm" svg:x2="4.433cm" svg:y2="4.897cm"><text:p/></draw:line><draw:line draw:style-name="gr25" draw:text-style-name="P126" svg:x1="1.449cm" svg:y1="4.897cm" svg:x2="2.445cm" svg:y2="2.407cm"><text:p/></draw:line><draw:line draw:style-name="gr26" draw:text-style-name="P126" svg:x1="2.445cm" svg:y1="2.415cm" svg:x2="4.433cm" svg:y2="4.9cm"><text:p/></draw:line><draw:line draw:style-name="gr27" draw:text-style-name="P126" svg:x1="2.445cm" svg:y1="4.897cm" svg:x2="2.445cm" svg:y2="2.417cm"><text:p/></draw:line><draw:frame draw:style-name="gr28" draw:text-style-name="P128" svg:width="1.479cm" svg:height="0.583cm" svg:x="2.723cm" svg:y="4.794cm"><draw:text-box><text:p text:style-name="P127"><text:span text:style-name="T200">4,3 cm</text:span></text:p></draw:text-box></draw:frame><draw:frame draw:style-name="gr29" draw:text-style-name="P128" svg:width="1.211cm" svg:height="0.585cm" svg:x="1.256cm" svg:y="4.779cm"><draw:text-box><text:p text:style-name="P127"><text:span text:style-name="T200">2 cm</text:span></text:p></draw:text-box></draw:frame><draw:frame draw:style-name="gr30" draw:text-style-name="P128" svg:width="1.481cm" svg:height="0.585cm" draw:transform="rotate (1.5707963267949) translate (2.38654166666667cm 4.5085cm)"><draw:text-box><text:p text:style-name="P127"><text:span text:style-name="T200">5,2 cm</text:span></text:p></draw:text-box></draw:frame><draw:g draw:style-name="gr3"><draw:line draw:style-name="gr31" draw:text-style-name="P129" svg:x1="2.445cm" svg:y1="4.708cm" svg:x2="2.645cm" svg:y2="4.708cm"><text:p/></draw:line><draw:line draw:style-name="gr32" draw:text-style-name="P129" svg:x1="2.636cm" svg:y1="4.701cm" svg:x2="2.636cm" svg:y2="4.901cm"><text:p/></draw:line></draw:g><draw:frame draw:style-name="gr33" draw:text-style-name="P130" svg:width="0.532cm" svg:height="0.625cm" svg:x="0.956cm" svg:y="4.567cm"><draw:text-box><text:p text:style-name="P127"><text:span text:style-name="T201">M</text:span></text:p></draw:text-box></draw:frame><draw:frame draw:style-name="gr34" draw:text-style-name="P130" svg:width="0.757cm" svg:height="0.625cm" svg:x="2.044cm" svg:y="1.824cm"><draw:text-box><text:p text:style-name="P127"><text:span text:style-name="T201">O</text:span></text:p></draw:text-box></draw:frame><draw:frame draw:style-name="gr35" draw:text-style-name="P130" svg:width="0.75cm" svg:height="0.625cm" svg:x="2.152cm" svg:y="4.779cm"><draw:text-box><text:p text:style-name="P127"><text:span text:style-name="T201">H</text:span></text:p></draw:text-box></draw:frame><draw:frame draw:style-name="gr36" draw:text-style-name="P130" svg:width="0.743cm" svg:height="0.625cm" svg:x="4.269cm" svg:y="4.567cm"><draw:text-box><text:p text:style-name="P127"><text:span text:style-name="T201">N</text:span></text:p></draw:text-box></draw:frame><draw:polygon draw:style-name="gr37" draw:text-style-name="P131" svg:width="3.136cm" svg:height="3.195cm" svg:x="5.385cm" svg:y="2.513cm" svg:viewBox="0 0 3137 3196" draw:points="1088,0 0,3196 3137,2704"><text:p/></draw:polygon><draw:line draw:style-name="gr38" draw:text-style-name="P129" svg:x1="5.372cm" svg:y1="5.722cm" svg:x2="6.479cm" svg:y2="2.508cm"><text:p/></draw:line><draw:line draw:style-name="gr39" draw:text-style-name="P129" svg:x1="6.476cm" svg:y1="2.508cm" svg:x2="8.529cm" svg:y2="5.218cm"><text:p/></draw:line><draw:line draw:style-name="gr40" draw:text-style-name="P129" svg:x1="8.529cm" svg:y1="5.21cm" svg:x2="5.369cm" svg:y2="5.714cm"><text:p/></draw:line><draw:line draw:style-name="gr41" draw:text-style-name="P129" svg:x1="6.105cm" svg:y1="4.007cm" svg:x2="5.767cm" svg:y2="4.073cm"><text:p/></draw:line><draw:line draw:style-name="gr42" draw:text-style-name="P129" svg:x1="6.067cm" svg:y1="4.107cm" svg:x2="5.729cm" svg:y2="4.173cm"><text:p/></draw:line><draw:frame draw:style-name="gr43" draw:text-style-name="P128" svg:width="1.391cm" svg:height="0.583cm" draw:transform="rotate (-0.917694120698619) translate (7.56179166666667cm 2.99861111111111cm)"><draw:text-box><text:p text:style-name="P127"><text:span text:style-name="T200">17 cm</text:span></text:p></draw:text-box></draw:frame><draw:frame draw:style-name="gr44" draw:text-style-name="P128" svg:width="1.391cm" svg:height="0.583cm" draw:transform="rotate (0.16301375213627) translate (6.33765277777778cm 5.52802777777778cm)"><draw:text-box><text:p text:style-name="P127"><text:span text:style-name="T200">16 cm</text:span></text:p></draw:text-box></draw:frame><draw:frame draw:style-name="gr45" draw:text-style-name="P130" svg:width="0.75cm" svg:height="0.625cm" svg:x="4.805cm" svg:y="5.403cm"><draw:text-box><text:p text:style-name="P127"><text:span text:style-name="T201">D</text:span></text:p></draw:text-box></draw:frame><draw:frame draw:style-name="gr46" draw:text-style-name="P130" svg:width="0.689cm" svg:height="0.625cm" svg:x="6.212cm" svg:y="2.048cm"><draw:text-box><text:p text:style-name="P127"><text:span text:style-name="T201">F</text:span></text:p></draw:text-box></draw:frame><draw:g draw:style-name="gr3"><draw:line draw:style-name="gr47" draw:text-style-name="P129" svg:x1="6.929cm" svg:y1="5.297cm" svg:x2="7.094cm" svg:y2="5.27cm"><text:p/></draw:line><draw:line draw:style-name="gr48" draw:text-style-name="P129" svg:x1="7.114cm" svg:y1="5.442cm" svg:x2="7.087cm" svg:y2="5.277cm"><text:p/></draw:line></draw:g><draw:line draw:style-name="gr49" draw:text-style-name="P129" svg:x1="6.476cm" svg:y1="2.508cm" svg:x2="6.949cm" svg:y2="5.47cm"><text:p/></draw:line><draw:frame draw:style-name="gr50" draw:text-style-name="P128" svg:width="1.392cm" svg:height="0.583cm" draw:transform="rotate (-1.39748513207186) translate (7.127875cm 3.35315277777778cm)"><draw:text-box><text:p text:style-name="P127"><text:span text:style-name="T200">15 cm</text:span></text:p></draw:text-box></draw:frame><draw:line draw:style-name="gr51" draw:text-style-name="P129" svg:x1="7.665cm" svg:y1="3.808cm" svg:x2="7.327cm" svg:y2="3.874cm"><text:p/></draw:line><draw:line draw:style-name="gr52" draw:text-style-name="P129" svg:x1="7.736cm" svg:y1="3.887cm" svg:x2="7.398cm" svg:y2="3.953cm"><text:p/></draw:line><draw:line draw:style-name="gr53" draw:text-style-name="P129" svg:x1="8.545cm" svg:y1="5.307cm" svg:x2="5.385cm" svg:y2="5.811cm"><text:p/></draw:line><draw:frame draw:style-name="gr54" draw:text-style-name="P130" svg:width="0.706cm" svg:height="0.625cm" svg:x="8.403cm" svg:y="4.904cm"><draw:text-box><text:p text:style-name="P127"><text:span text:style-name="T201">E</text:span></text:p></draw:text-box></draw:frame><draw:polygon draw:style-name="gr55" draw:text-style-name="P132" svg:width="4.343cm" svg:height="1.21cm" draw:transform="skewX (0.00174532925199431) rotate (-0.248185819633594) translate (2.49756973832612cm 5.62472783695575cm)" svg:viewBox="0 0 4344 1211" draw:points="0,511 1512,1211 4344,0"><text:p/></draw:polygon><draw:frame draw:style-name="gr56" draw:text-style-name="P133" svg:width="0.212cm" svg:height="0.376cm" svg:x="3.551cm" svg:y="7.23cm"><draw:text-box><text:p text:style-name="P127"><text:span text:style-name="T202">K</text:span></text:p></draw:text-box></draw:frame><draw:frame draw:style-name="gr57" draw:text-style-name="P133" svg:width="0.198cm" svg:height="0.375cm" svg:x="6.823cm" svg:y="6.539cm"><draw:text-box><text:p text:style-name="P127"><text:span text:style-name="T202">L</text:span></text:p></draw:text-box></draw:frame><draw:line draw:style-name="gr58" draw:text-style-name="P134" svg:x1="3.666cm" svg:y1="7.171cm" svg:x2="6.712cm" svg:y2="6.696cm"><text:p/></draw:line><draw:frame draw:style-name="gr59" draw:text-style-name="P133" svg:width="0.1cm" svg:height="0.375cm" svg:x="2.39cm" svg:y="5.71cm"><draw:text-box><text:p text:style-name="P127"><text:span text:style-name="T202">J</text:span></text:p></draw:text-box></draw:frame><draw:line draw:style-name="gr58" draw:text-style-name="P134" svg:x1="3.666cm" svg:y1="7.172cm" svg:x2="2.372cm" svg:y2="6.124cm"><text:p/></draw:line><draw:line draw:style-name="gr58" draw:text-style-name="P134" svg:x1="2.372cm" svg:y1="6.124cm" svg:x2="6.712cm" svg:y2="6.697cm"><text:p/></draw:line><draw:line draw:style-name="gr60" draw:text-style-name="P134" svg:x1="2.018cm" svg:y1="7.428cm" svg:x2="6.712cm" svg:y2="6.696cm"><text:p/></draw:line><draw:polyline draw:style-name="gr58" draw:text-style-name="P134" svg:width="0.177cm" svg:height="0.348cm" draw:transform="rotate (-2.14692951287823) translate (2.89878994555546cm 7.14476332033968cm)" svg:viewBox="0 0 178 349" draw:points="171,349 0,169 178,0"><text:p/></draw:polyline><draw:line draw:style-name="gr60" draw:text-style-name="P134" svg:x1="2.372cm" svg:y1="6.124cm" svg:x2="2.563cm" svg:y2="7.354cm"><text:p/></draw:line><draw:frame draw:style-name="gr61" draw:text-style-name="P133" svg:width="0.279cm" svg:height="0.375cm" svg:x="2.422cm" svg:y="7.366cm"><draw:text-box><text:p text:style-name="P127"><text:span text:style-name="T202">M</text:span></text:p></draw:text-box></draw:frame><draw:frame draw:style-name="gr62" draw:text-style-name="P136" svg:width="1.211cm" svg:height="0.585cm" draw:transform="rotate (1.73922059961235) translate (2.05316666666667cm 7.39775cm)"><draw:text-box><text:p text:style-name="P135"><text:span text:style-name="T203">2 cm</text:span></text:p></draw:text-box></draw:frame><draw:frame draw:style-name="gr63" draw:text-style-name="P136" svg:width="1.479cm" svg:height="0.583cm" draw:transform="rotate (-0.689055988687361) translate (2.89277777777778cm 5.97252777777778cm)"><draw:text-box><text:p text:style-name="P135"><text:span text:style-name="T203">2,7 cm</text:span></text:p></draw:text-box></draw:frame><draw:frame draw:style-name="gr64" draw:text-style-name="P136" svg:width="1.211cm" svg:height="0.583cm" draw:transform="rotate (0.161093889959077) translate (4.51202777777778cm 6.96206944444444cm)"><draw:text-box><text:p text:style-name="P135"><text:span text:style-name="T203">5 cm</text:span></text:p></draw:text-box></draw:frame><draw:frame draw:style-name="gr63" draw:text-style-name="P136" svg:width="1.479cm" svg:height="0.583cm" draw:transform="rotate (-0.130376095123977) translate (3.81176388888889cm 5.84376388888889cm)"><draw:text-box><text:p text:style-name="P135"><text:span text:style-name="T203">7,1 cm</text:span></text:p></draw:text-box></draw:frame></draw:g><text:span text:style-name="_5f_Caractères">Calcule l'aire de chaque triangle.<text:line-break/>(Attention, les triangles ne sont pas dessinés en vraie grandeur.)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P102" text:outline-level="1"><text:span text:style-name="_5f_Caractères"><text:span text:style-name="T192">Pour le triangle MNO :</text:span></text:span></text:h>
      <text:h text:style-name="P110" text:outline-level="1"><text:span text:style-name="_5f_Caractères"><text:span text:style-name="T192">[</text:span></text:span><text:span text:style-name="_5f_Caractères"> </text:span><text:span text:style-name="_5f_Caractères"><text:span text:style-name="T192">(2 + 4,3) </text:span></text:span><text:span text:style-name="MATH"><text:span text:style-name="T152">×</text:span></text:span><text:span text:style-name="_5f_Caractères"><text:span text:style-name="T192"> 5,2 ]</text:span></text:span><text:span text:style-name="MATH"><text:span text:style-name="T190">÷</text:span></text:span><text:span text:style-name="_5f_Caractères"><text:span text:style-name="T192"> 2 = 16,38 </text:span></text:span></text:h>
      <text:h text:style-name="P110" text:outline-level="1"><text:span text:style-name="_5f_Caractères"><text:span text:style-name="T192">l’aire du triangle MNO vaut 16,38 cm²</text:span></text:span><text:span text:style-name="_5f_Caractères"><text:span text:style-name="T156">.</text:span></text:span></text:h>
      <text:h text:style-name="P102" text:outline-level="1"><text:span text:style-name="_5f_Caractères"><text:span text:style-name="T192">Pour le triangle DEF :</text:span></text:span></text:h>
      <text:h text:style-name="P110" text:outline-level="1"><text:span text:style-name="_5f_Caractères"><text:span text:style-name="T192">(15 </text:span></text:span><text:span text:style-name="MATH"><text:span text:style-name="T152">×</text:span></text:span><text:span text:style-name="_5f_Caractères"><text:span text:style-name="T192"> 16 ) </text:span></text:span><text:span text:style-name="MATH"><text:span text:style-name="T190">÷</text:span></text:span><text:span text:style-name="_5f_Caractères"><text:span text:style-name="T192"> 2 = 120 </text:span></text:span></text:h>
      <text:h text:style-name="P110" text:outline-level="1"><text:span text:style-name="_5f_Caractères"><text:span text:style-name="T192">l’aire du triangle DEF vaut 120 cm²</text:span></text:span><text:span text:style-name="_5f_Caractères"><text:span text:style-name="T156">.</text:span></text:span></text:h>
      <text:h text:style-name="P102" text:outline-level="1"><text:span text:style-name="Character_5f_20_5f_style"><text:span text:style-name="T192">Pour le triangle JKL :</text:span></text:span></text:h>
      <text:h text:style-name="P103" text:outline-level="1"><text:span text:style-name="Character_5f_20_5f_style"><text:span text:style-name="T194">(5 </text:span></text:span><text:span text:style-name="MATH"><text:span text:style-name="T152">×</text:span></text:span><text:span text:style-name="Character_5f_20_5f_style"><text:span text:style-name="T194"> 2) </text:span></text:span><text:span text:style-name="MATH"><text:span text:style-name="T190">÷</text:span></text:span><text:span text:style-name="Character_5f_20_5f_style"><text:span text:style-name="T194"> 2 = 5 : l’aire du triangle JKL vaut 5 cm²</text:span></text:span><text:span text:style-name="Character_5f_20_5f_style"><text:span text:style-name="T157">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 %1% " style:num-prefix="  " style:num-suffix=" " style:num-format="1">
        <style:list-level-properties text:min-label-distance="0.199cm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6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90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4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5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0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2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0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51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9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3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7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8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5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46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43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44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8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9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5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6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2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3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41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42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9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0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39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40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4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5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37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38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0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1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3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3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7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8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29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0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31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2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6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3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27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28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25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26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8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5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21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22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23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24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4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1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2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30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15" draw:name="Shape3_12" draw:style-name="Mgr5" draw:text-style-name="MP1" svg:x1="10.308cm" svg:y1="0.388cm" svg:x2="20.496cm" svg:y2="0.36cm"><text:p/></draw:line><draw:path text:anchor-type="paragraph" draw:z-index="316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17" draw:name="Shape3_27" draw:style-name="Mgr5" draw:text-style-name="MP1" svg:x1="10.308cm" svg:y1="0.388cm" svg:x2="20.496cm" svg:y2="0.36cm"><text:p/></draw:line><draw:path text:anchor-type="paragraph" draw:z-index="31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9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6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7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5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2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3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20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1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7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8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5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6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3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4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1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2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8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9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7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2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3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9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4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5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1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2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9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90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6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7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8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4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5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91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314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1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2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9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80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7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8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5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6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3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74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0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12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313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1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10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311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60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7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5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56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54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51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52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53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48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9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45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42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3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4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39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0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38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5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6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3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4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30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1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2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28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9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25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6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7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24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22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23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20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21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7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8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9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6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14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5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2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3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10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11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8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9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06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7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4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5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02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3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00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01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8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9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6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7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4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5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92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93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90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91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88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9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7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304" draw:name="Shape7_8" draw:style-name="Mgr9" draw:text-style-name="MP1" svg:x1="9.042cm" svg:y1="0.36cm" svg:x2="20.461cm" svg:y2="0.36cm"><text:p/></draw:line><draw:path text:anchor-type="paragraph" draw:z-index="305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06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307" draw:name="Shape7_9" draw:style-name="Mgr9" draw:text-style-name="MP1" svg:x1="9.042cm" svg:y1="0.36cm" svg:x2="20.461cm" svg:y2="0.36cm"><text:p/></draw:line><draw:path text:anchor-type="paragraph" draw:z-index="308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09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6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298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299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00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301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02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03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3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922999580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65516479364636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288"><draw:text-box fo:min-height="0.499cm" fo:min-width="7.096cm"><draw:frame draw:style-name="Mfr2" draw:name="Frame111111111" text:anchor-type="frame" svg:x="0.45cm" svg:y="0.079cm" svg:width="0.817cm" draw:z-index="289"><draw:text-box fo:min-height="0.355cm"><text:p text:style-name="MP3"><draw:g text:anchor-type="paragraph" draw:z-index="5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295" draw:name="Shape9" draw:style-name="Mgr1" draw:text-style-name="MP1" svg:x1="11.559cm" svg:y1="0.36cm" svg:x2="20.5cm" svg:y2="0.36cm"><text:p/></draw:line><draw:frame text:anchor-type="paragraph" draw:z-index="296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297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3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2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0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1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8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9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7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5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46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4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1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2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39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0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7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8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5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6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1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2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0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7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8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26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3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4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2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9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0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8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5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6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4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1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2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93" draw:name="Shape3_0" draw:style-name="Mgr14" draw:text-style-name="MP1" svg:x1="10.893cm" svg:y1="0.403cm" svg:x2="20.503cm" svg:y2="0.327cm"><text:p/></draw:line><draw:path text:anchor-type="char" draw:z-index="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9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294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0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292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76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77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8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1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2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284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5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286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7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3DT18H26M26S</meta:editing-duration>
    <meta:editing-cycles>204</meta:editing-cycles>
    <meta:generator>LibreOffice/7.5.4.2$Windows_X86_64 LibreOffice_project/36ccfdc35048b057fd9854c757a8b67ec53977b6</meta:generator>
    <dc:date>2024-02-08T16:55:15.196000000</dc:date>
    <meta:document-statistic meta:table-count="0" meta:image-count="0" meta:object-count="0" meta:page-count="1" meta:paragraph-count="805" meta:word-count="3071" meta:character-count="19559" meta:non-whitespace-character-count="16905"/>
    <meta:template xlink:type="simple" xlink:actuate="onRequest" xlink:title="cahier_M" xlink:href="../cahier_M.ott" meta:date="2020-12-21T12:40:50.778118149"/>
  </office:meta>
</office:document-meta>
</file>